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10d84" officeooo:paragraph-rsid="0014985c"/>
    </style:style>
    <style:style style:name="T1"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tdf106899.sdi"/>
      <text:p text:style-name="P1">Nhưng chẳng bao lâu sau, khi tôi mới ở Luân Đôn vừa được 4 ngày, thì đã có một bức điện tín khẩn của tờ <text:span text:style-name="T1">Saigon Post</text:span> báo rằng tôi nên về Sài Gòn gấp. Tờ báo đã đăng một loạt bài bình luận chỉ trích chính phủ Nguyễn Khánh. Những người viết không hề nhẹ tay và tướng Nguyễn Khánh đang sửa soạn đóng cửa tòa báo.</text:p>
      <text:p text:style-name="P1"/>
      <text:alphabetical-index text:style-name="Sect1" text:protected="true" text:name="Alphabetical Index1">
        <text:alphabetical-index-source text:combine-entries-with-pp="fals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index-body>
      </text:alphabetical-index>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3-31T10:59:00.666000000</meta:creation-date>
    <dc:date>2022-01-17T23:05:34.132000000</dc:date>
    <meta:editing-duration>PT11M2S</meta:editing-duration>
    <meta:editing-cycles>3</meta:editing-cycles>
    <meta:generator>LibreOfficeDev/7.4.0.0.alpha0$Windows_X86_64 LibreOffice_project/7256c52a52463dd70bcbd5104aff7c74980900bf</meta:generator>
    <meta:document-statistic meta:table-count="0" meta:image-count="0" meta:object-count="0" meta:page-count="1" meta:paragraph-count="2" meta:word-count="70" meta:character-count="326" meta:non-whitespace-character-count="258"/>
  </office:meta>
</office:document-meta>
</file>